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text-properties officeooo:rsid="000a40b8" officeooo:paragraph-rsid="000a40b8"/>
    </style:style>
    <style:style style:name="P3" style:family="paragraph" style:parent-style-name="Text_20_body">
      <style:text-properties officeooo:paragraph-rsid="000a40b8"/>
    </style:style>
    <style:style style:name="P4" style:family="paragraph" style:parent-style-name="Text_20_body">
      <style:text-properties officeooo:paragraph-rsid="000a80f0"/>
    </style:style>
    <style:style style:name="P5" style:family="paragraph" style:parent-style-name="Text_20_body">
      <style:text-properties officeooo:rsid="000c6f2a" officeooo:paragraph-rsid="000c6f2a"/>
    </style:style>
    <style:style style:name="P6" style:family="paragraph" style:parent-style-name="Title">
      <style:paragraph-properties fo:text-align="center" style:justify-single-word="false"/>
    </style:style>
    <style:style style:name="T1" style:family="text">
      <style:text-properties officeooo:rsid="00097b7e"/>
    </style:style>
    <style:style style:name="T2" style:family="text">
      <style:text-properties style:font-name="serif" fo:font-size="9pt"/>
    </style:style>
    <style:style style:name="T3" style:family="text">
      <style:text-properties style:font-name="serif" fo:font-size="9pt" officeooo:rsid="000a80f0"/>
    </style:style>
    <style:style style:name="T4" style:family="text">
      <style:text-properties style:font-name="Liberation Serif"/>
    </style:style>
    <style:style style:name="T5" style:family="text">
      <style:text-properties style:font-name="Liberation Serif" fo:font-size="12pt"/>
    </style:style>
    <style:style style:name="T6" style:family="text">
      <style:text-properties style:font-name="Liberation Serif" fo:font-size="12pt" officeooo:rsid="000a80f0"/>
    </style:style>
    <style:style style:name="T7" style:family="text">
      <style:text-properties style:font-name="Liberation Serif" fo:font-size="12pt" fo:font-style="italic" officeooo:rsid="000a80f0" style:font-style-asian="italic" style:font-style-complex="italic"/>
    </style:style>
    <style:style style:name="T8" style:family="text">
      <style:text-properties style:font-name="Liberation Serif" fo:font-size="12pt" officeooo:rsid="000c6f2a"/>
    </style:style>
    <style:style style:name="T9" style:family="text">
      <style:text-properties style:font-name="Liberation Serif" fo:font-size="12pt" officeooo:rsid="000d6ec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eveloping a <text:span text:style-name="T1">gesture classifier for traffic guards and traffic police</text:span></text:p>
      <text:p text:style-name="P1"/>
      <text:p text:style-name="P3">Human hand gestures can be used as most essential communication tool for human computer interaction. <text:span text:style-name="T1">Gesture classification of traffic guard and traffic police officers has important meaning for driver assistance systems, intelligent and autonomous vehicles. The goal of the work is to realize the human-machine interaction between traffic police officers and vehicles. Due to the high complexity of the environment, gestures, classifications and lighting conditions, the task of accurately detecting different gestures makes the problem complex. </text:span><text:span text:style-name="T5">Previous gesture recognition methods are mainly divided into two categories: the on-body sensor</text:span><text:span text:style-name="T4">–</text:span><text:span text:style-name="T5">based method and the vision sensor</text:span><text:span text:style-name="T4">–</text:span><text:span text:style-name="T5">based method. The on-body sensor</text:span><text:span text:style-name="T4">–</text:span><text:span text:style-name="T5">based method uses MEMS inertial sensors such as accelerometers and gyroscopes to measure motion and posture. For example, in [1], on-body sensors were fixed on the back of each hand of the police to extract gesture data. Although the method can achieve a good recognition rate, the extra hindrance to the performer and the relatively high cost limit its use in police gesture recognition. </text:span></text:p>
      <text:p text:style-name="P3"><text:span text:style-name="T5">Because of its convenience and relatively low cost, the vision sensor–based method has been widely used in gesture recognition. The method commonly follows two steps: The first step involves acquiring the gesture video by using a vision sensor and locating human features, then estimating human poses from these obtained features. The second step is gesture recognition based on the extracted human posture and movement. The vision sensor–based method has achieved both scientific and economic success.</text:span></text:p>
      <text:p text:style-name="P2"><text:span text:style-name="T5">The basic idea of the proposed algorithm is to combine proven techniques and algorithms to achieve <text:s/>high accuracy in many environments and lighting conditions. <text:s/></text:span><text:span text:style-name="T6">The proposed method is divided into two major steps.</text:span></text:p>
      <text:p text:style-name="P4"><text:span text:style-name="T6">The first step is to detect and estimate all persons and their gestures in a given scene. For this task the proven algorithm </text:span><text:span text:style-name="T7">real time multi-person estimation using affinity fields</text:span><text:span text:style-name="T6"> from Zhe Cao et al. [2] is used. The approach uses PAFs Part Affinity Fields to learn to associate body parts with individuals in a given image. </text:span><text:span text:style-name="T5">The architecture encodes global context, allowing a greedy bottom-up parsing step that maintains high accuracy while achieving real time performance,irrespective of the number of people in the image</text:span><text:span text:style-name="T6">. In the context of the </text:span><text:span text:style-name="T8">proposed</text:span><text:span text:style-name="T6"> gesture </text:span><text:span text:style-name="T8">classification algorithm the PyTorch implementation [version 1] from @tensorboy is used. After estimating poses of all persons in the scene the result is provided by a 3D Numpy array with a size of 224x224x4. </text:span></text:p>
      <text:p text:style-name="P5"><text:span text:style-name="T8">I</text:span><text:span text:style-name="T5">n the second step a pretrained VGG19 network is used to classify gestures of the given array/gestures. The network consists of a custom classifier which is trained to recognize different classes of gestures. For our example we used a custom test dataset consisting of 3 categories or classes and 217 examples. </text:span><text:span text:style-name="T9">Considering the small size of the dataset a promising accuracy of 74,3% was reached. </text:span></text:p>
      <text:p text:style-name="Text_20_body"><text:span text:style-name="T5"/></text:p>
      <text:p text:style-name="Text_20_body"><text:span text:style-name="T5"/></text:p>
      <text:p text:style-name="P2"><text:soft-page-break/><text:span text:style-name="T5">Sources:</text:span></text:p>
      <text:p text:style-name="P2"><text:span text:style-name="T2">[1] T. Yuan and B. Wang B, “Accelerometer-based Chinese traffic police gesture recognition system”,</text:span><text:span text:style-name="T5"> </text:span><text:span text:style-name="T2">Chin J Electron, Vol. 19, No. 2, pp. 270-274, 2010. </text:span></text:p>
      <text:p text:style-name="P4"><text:span text:style-name="T3">[2] </text:span><text:a xlink:type="simple" xlink:href="https://arxiv.org/search/cs?searchtype=author&amp;query=Cao%2C+Z" text:style-name="Internet_20_link" text:visited-style-name="Visited_20_Internet_20_Link"><text:span text:style-name="T2">Zhe Cao</text:span></text:a><text:span text:style-name="T2">, </text:span><text:a xlink:type="simple" xlink:href="https://arxiv.org/search/cs?searchtype=author&amp;query=Simon%2C+T" text:style-name="Internet_20_link" text:visited-style-name="Visited_20_Internet_20_Link"><text:span text:style-name="T2">Tomas Simon</text:span></text:a><text:span text:style-name="T2">, </text:span><text:a xlink:type="simple" xlink:href="https://arxiv.org/search/cs?searchtype=author&amp;query=Wei%2C+S" text:style-name="Internet_20_link" text:visited-style-name="Visited_20_Internet_20_Link"><text:span text:style-name="T2">Shih-En Wei</text:span></text:a><text:span text:style-name="T2">, </text:span><text:a xlink:type="simple" xlink:href="https://arxiv.org/search/cs?searchtype=author&amp;query=Sheikh%2C+Y" text:style-name="Internet_20_link" text:visited-style-name="Visited_20_Internet_20_Link"><text:span text:style-name="T2">Yaser Sheikh</text:span></text:a><text:span text:style-name="T3"> Realtime Multi-Person 2D Pose Estimation using Part Affinity Fields</text:span></text:p>
      <text:p text:style-name="P4"><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24T09:58:37.736319650</meta:creation-date>
    <dc:date>2021-03-24T11:05:30.660012711</dc:date>
    <meta:editing-duration>PT5M32S</meta:editing-duration>
    <meta:editing-cycles>1</meta:editing-cycles>
    <meta:document-statistic meta:table-count="0" meta:image-count="0" meta:object-count="0" meta:page-count="2" meta:paragraph-count="9" meta:word-count="518" meta:character-count="3333" meta:non-whitespace-character-count="2823"/>
    <meta:generator>LibreOffice/6.0.7.3$Linux_X86_64 LibreOffice_project/00m0$Build-3</meta:generator>
  </office:meta>
</office:document-meta>
</file>